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13.437cm" svg:y="9.139cm">
            <draw:object draw:notify-on-update-of-ranges="Tabelle1.A1:Tabelle1.A12 Tabelle1.B1:Tabe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7.792cm" svg:y="4.17cm">
            <draw:object draw:notify-on-update-of-ranges="Tabelle1.A1:Tabelle1.A12 Tabelle1.C1:Tabelle1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42" calcext:value-type="float">
            <text:p>0,942</text:p>
          </table:table-cell>
          <table:table-cell table:formula="of:=[.B1]*[.$F$2]" office:value-type="float" office:value="0.168600985221675" calcext:value-type="float">
            <text:p>0,168600985221675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95" calcext:value-type="float">
            <text:p>1,95</text:p>
          </table:table-cell>
          <table:table-cell table:formula="of:=[.B2]*[.$F$2]" office:value-type="float" office:value="0.349014778325123" calcext:value-type="float">
            <text:p>0,349014778325123</text:p>
          </table:table-cell>
          <table:table-cell/>
          <table:table-cell office:value-type="float" office:value="218000" calcext:value-type="float">
            <text:p>218000</text:p>
          </table:table-cell>
          <table:table-cell table:formula="of:=[.E2]/([.E2]+[.E1])" office:value-type="float" office:value="0.178981937602627" calcext:value-type="float">
            <text:p>0,1789819376026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223" calcext:value-type="float">
            <text:p>3,223</text:p>
          </table:table-cell>
          <table:table-cell table:formula="of:=[.B3]*[.$F$2]" office:value-type="float" office:value="0.576858784893268" calcext:value-type="float">
            <text:p>0,57685878489326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043" calcext:value-type="float">
            <text:p>4,043</text:p>
          </table:table-cell>
          <table:table-cell table:formula="of:=[.B4]*[.$F$2]" office:value-type="float" office:value="0.723623973727422" calcext:value-type="float">
            <text:p>0,723623973727422</text:p>
          </table:table-cell>
          <table:table-cell/>
          <table:table-cell table:formula="of:=3.3/4095" office:value-type="float" office:value="0.000805860805860806" calcext:value-type="float">
            <text:p>0,00080586080586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042" calcext:value-type="float">
            <text:p>5,042</text:p>
          </table:table-cell>
          <table:table-cell table:formula="of:=[.B5]*[.$F$2]" office:value-type="float" office:value="0.902426929392447" calcext:value-type="float">
            <text:p>0,902426929392447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.914" calcext:value-type="float">
            <text:p>5,914</text:p>
          </table:table-cell>
          <table:table-cell table:formula="of:=[.B6]*[.$F$2]" office:value-type="float" office:value="1.05849917898194" calcext:value-type="float">
            <text:p>1,05849917898194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.36" calcext:value-type="float">
            <text:p>7,36</text:p>
          </table:table-cell>
          <table:table-cell table:formula="of:=[.B7]*[.$F$2]" office:value-type="float" office:value="1.31730706075534" calcext:value-type="float">
            <text:p>1,31730706075534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8.25" calcext:value-type="float">
            <text:p>8,25</text:p>
          </table:table-cell>
          <table:table-cell table:formula="of:=[.B8]*[.$F$2]" office:value-type="float" office:value="1.47660098522167" calcext:value-type="float">
            <text:p>1,47660098522167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.34" calcext:value-type="float">
            <text:p>9,34</text:p>
          </table:table-cell>
          <table:table-cell table:formula="of:=[.B9]*[.$F$2]" office:value-type="float" office:value="1.67169129720854" calcext:value-type="float">
            <text:p>1,67169129720854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1.11" calcext:value-type="float">
            <text:p>11,11</text:p>
          </table:table-cell>
          <table:table-cell table:formula="of:=[.B10]*[.$F$2]" office:value-type="float" office:value="1.98848932676519" calcext:value-type="float">
            <text:p>1,98848932676519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table:formula="of:=[.B11]*[.$F$2]" office:value-type="float" office:value="2.86371100164204" calcext:value-type="float">
            <text:p>2,86371100164204</text:p>
          </table:table-cell>
          <table:table-cell table:number-columns-repeated="3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7.33" calcext:value-type="float">
            <text:p>17,33</text:p>
          </table:table-cell>
          <table:table-cell table:formula="of:=[.B12]*[.$F$2]" office:value-type="float" office:value="3.10175697865353" calcext:value-type="float">
            <text:p>3,101756978653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1T20:43:19.046000000</meta:creation-date>
    <dc:date>2022-03-31T21:31:17.644000000</dc:date>
    <meta:editing-duration>PT6M19S</meta:editing-duration>
    <meta:editing-cycles>1</meta:editing-cycles>
    <meta:document-statistic meta:table-count="1" meta:cell-count="40" meta:object-count="2"/>
    <meta:generator>LibreOffice/6.4.3.2$Windows_X86_64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5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Tabelle1.A1:Tabelle1.B12" svg:x="0.319cm" svg:y="0.18cm" svg:width="15.36cm" svg:height="8.645cm">
          <chartooo:coordinate-region svg:x="0.755cm" svg:y="0.379cm" svg:width="14.367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B1:Tabelle1.B12" chart:class="chart:scatter">
            <chart:domain table:cell-range-address="Tabelle1.A1:Tabelle1.A12"/>
            <chart:regression-curve chart:style-name="ch6">
              <chart:equation chart:display-equation="true" chart:display-r-square="false"/>
            </chart:regression-curve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Tabelle1.A1:Tabelle1.A12</svg:desc>
                </draw:g>
              </table:table-cell>
              <table:table-cell office:value-type="float" office:value="0.942">
                <text:p>0.942</text:p>
                <draw:g>
                  <svg:desc>Tabelle1.B1:Tabe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5">
                <text:p>26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">
                <text:p>540</text:p>
              </table:table-cell>
              <table:table-cell office:value-type="float" office:value="3.223">
                <text:p>3.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">
                <text:p>720</text:p>
              </table:table-cell>
              <table:table-cell office:value-type="float" office:value="4.043">
                <text:p>4.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">
                <text:p>940</text:p>
              </table:table-cell>
              <table:table-cell office:value-type="float" office:value="5.042">
                <text:p>5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5">
                <text:p>1135</text:p>
              </table:table-cell>
              <table:table-cell office:value-type="float" office:value="5.914">
                <text:p>5.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6">
                <text:p>164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0">
                <text:p>2280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0">
                <text:p>3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5">
                <text:p>4015</text:p>
              </table:table-cell>
              <table:table-cell office:value-type="float" office:value="17.33">
                <text:p>17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5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088cm" svg:y="3.955cm" style:legend-expansion="high" chart:style-name="ch2"/>
        <chart:plot-area chart:style-name="ch3" table:cell-range-address="Tabelle1.A1:Tabelle1.A12 Tabelle1.C1:Tabelle1.C12" svg:x="0.319cm" svg:y="0.18cm" svg:width="11.45cm" svg:height="8.646cm">
          <chartooo:coordinate-region svg:x="1.046cm" svg:y="0.379cm" svg:width="10.35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:Tabelle1.C12" chart:class="chart:scatter">
            <chart:domain table:cell-range-address="Tabelle1.A1:Tabelle1.A12"/>
            <chart:regression-curve chart:style-name="ch8">
              <chart:equation chart:display-equation="true" chart:display-r-square="false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Tabelle1.A1:Tabelle1.A12</svg:desc>
                </draw:g>
              </table:table-cell>
              <table:table-cell office:value-type="float" office:value="0.168600985221675">
                <text:p>0.168600985221675</text:p>
                <draw:g>
                  <svg:desc>Tabelle1.C1:Tabe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5">
                <text:p>265</text:p>
              </table:table-cell>
              <table:table-cell office:value-type="float" office:value="0.349014778325123">
                <text:p>0.349014778325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">
                <text:p>540</text:p>
              </table:table-cell>
              <table:table-cell office:value-type="float" office:value="0.576858784893268">
                <text:p>0.576858784893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">
                <text:p>720</text:p>
              </table:table-cell>
              <table:table-cell office:value-type="float" office:value="0.723623973727422">
                <text:p>0.723623973727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">
                <text:p>940</text:p>
              </table:table-cell>
              <table:table-cell office:value-type="float" office:value="0.902426929392447">
                <text:p>0.902426929392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5">
                <text:p>1135</text:p>
              </table:table-cell>
              <table:table-cell office:value-type="float" office:value="1.05849917898194">
                <text:p>1.05849917898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.31730706075534">
                <text:p>1.31730706075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6">
                <text:p>1646</text:p>
              </table:table-cell>
              <table:table-cell office:value-type="float" office:value="1.47660098522167">
                <text:p>1.47660098522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1.67169129720854">
                <text:p>1.67169129720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0">
                <text:p>2280</text:p>
              </table:table-cell>
              <table:table-cell office:value-type="float" office:value="1.98848932676519">
                <text:p>1.98848932676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0">
                <text:p>3500</text:p>
              </table:table-cell>
              <table:table-cell office:value-type="float" office:value="2.86371100164204">
                <text:p>2.86371100164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5">
                <text:p>4015</text:p>
              </table:table-cell>
              <table:table-cell office:value-type="float" office:value="3.10175697865353">
                <text:p>3.10175697865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